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ff" fo:font-size="18pt" fo:language="fr" fo:country="FR"/>
    </style:style>
    <style:style style:name="T3" style:family="text">
      <style:text-properties fo:color="#00dcff" fo:font-size="18pt"/>
    </style:style>
    <style:style style:name="T4" style:family="text">
      <style:text-properties fo:color="#3deb3d" fo:font-size="1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7.323cm" svg:height="13.257cm" svg:x="2.434cm" svg:y="3.638cm">
          <draw:text-box>
            <text:p text:style-name="P1"><text:span text:style-name="T1"><text:s text:c="4"/></text:span><text:span text:style-name="T1">Le </text:span><text:span text:style-name="T2">projjet</text:span><text:span text:style-name="T1"> pilote </text:span><text:span text:style-name="T3">Lees </text:span><text:span text:style-name="T1">projets </text:span><text:span text:style-name="T4">piloteze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racle_Open_Office/3.2$Win32 OpenOffice.org_project/300m76$Build-9491</meta:generator>
    <meta:initial-creator>thorsten bosbach</meta:initial-creator>
    <meta:creation-date>2002-02-06T18:02:29</meta:creation-date>
    <dc:date>2010-04-26T14:01:25.49</dc:date>
    <meta:editing-cycles>7</meta:editing-cycles>
    <meta:editing-duration>PT14M1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